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your own strrev function.</text:p>
      <text:p text:style-name="Standard">2) What is static variables? What is their Scope?</text:p>
      <text:p text:style-name="Standard">3) Difference between Static and Dynamic Libraries.</text:p>
      <text:p text:style-name="Standard">4) Command For Compiling with static and dynamic libraries.</text:p>
      <text:p text:style-name="Standard">5) How will you create your own executable file?</text:p>
      <text:p text:style-name="Standard">6) What is Volatile? What is constant volatile?</text:p>
      <text:p text:style-name="Standard"/>
      <text:p text:style-name="Standard">Linux:</text:p>
      <text:p text:style-name="Standard">1) Do you know anything about Linux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6:51:00</meta:creation-date>
    <dc:date>2015-02-20T16:51:41</dc:date>
    <meta:editing-duration>P0D</meta:editing-duration>
    <meta:editing-cycles>1</meta:editing-cycles>
    <meta:document-statistic meta:table-count="0" meta:image-count="0" meta:object-count="0" meta:page-count="1" meta:paragraph-count="8" meta:word-count="55" meta:character-count="327" meta:non-whitespace-character-count="280"/>
    <meta:generator>LibreOffice/3.5$Linux_x86 LibreOffice_project/350m1$Build-2</meta:generator>
  </office:meta>
</office:document-meta>
</file>